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duledMethodRunnable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dMethodRunnable.ScheduledMethodRunnable( Object target ,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duledMethodRunnabl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dMethodRunnable.ScheduledMethodRunnable( Object target , String 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duledMethodRunnable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cheduledMethodRunnable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